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2703A">
            <text:p>ANU-2703A</text:p>
          </table:table-cell>
          <table:table-cell office:value-type="float" office:value="-32.705">
            <text:p>-32.705</text:p>
          </table:table-cell>
          <table:table-cell office:value-type="float" office:value="137.873">
            <text:p>137.873</text:p>
          </table:table-cell>
          <table:table-cell office:value-type="float" office:value="6180.0">
            <text:p>6180.0</text:p>
          </table:table-cell>
          <table:table-cell office:value-type="float" office:value="90.0">
            <text:p>90.0</text:p>
          </table:table-cell>
          <table:table-cell office:value-type="string" office:value="Katelysia sp.">
            <text:p>Katelysia sp.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2.35">
            <text:p>2.35</text:p>
          </table:table-cell>
          <table:table-cell office:value-type="float" office:value="0.4609772228646444">
            <text:p>0.4609772228646444</text:p>
          </table:table-cell>
          <table:table-cell office:value-type="float" office:value="0.4609772228646444">
            <text:p>0.4609772228646444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2916">
            <text:p>ANU-2916</text:p>
          </table:table-cell>
          <table:table-cell office:value-type="float" office:value="-32.695">
            <text:p>-32.695</text:p>
          </table:table-cell>
          <table:table-cell office:value-type="float" office:value="137.806">
            <text:p>137.806</text:p>
          </table:table-cell>
          <table:table-cell office:value-type="float" office:value="8000.0">
            <text:p>8000.0</text:p>
          </table:table-cell>
          <table:table-cell office:value-type="float" office:value="190.0">
            <text:p>190.0</text:p>
          </table:table-cell>
          <table:table-cell office:value-type="string" office:value="Organics - fine">
            <text:p>Organics - fin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-4.25">
            <text:p>-4.25</text:p>
          </table:table-cell>
          <table:table-cell office:value-type="float" office:value="0.8015609770940699">
            <text:p>0.8015609770940699</text:p>
          </table:table-cell>
          <table:table-cell office:value-type="float" office:value="0.8015609770940699">
            <text:p>0.8015609770940699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2914">
            <text:p>ANU-2914</text:p>
          </table:table-cell>
          <table:table-cell office:value-type="float" office:value="-32.689">
            <text:p>-32.689</text:p>
          </table:table-cell>
          <table:table-cell office:value-type="float" office:value="137.891">
            <text:p>137.891</text:p>
          </table:table-cell>
          <table:table-cell office:value-type="float" office:value="6610.0">
            <text:p>6610.0</text:p>
          </table:table-cell>
          <table:table-cell office:value-type="float" office:value="90.0">
            <text:p>90.0</text:p>
          </table:table-cell>
          <table:table-cell office:value-type="string" office:value="Seagrass, organics">
            <text:p>Seagrass, organic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0.525">
            <text:p>0.525</text:p>
          </table:table-cell>
          <table:table-cell office:value-type="float" office:value="0.125">
            <text:p>0.125</text:p>
          </table:table-cell>
          <table:table-cell office:value-type="float" office:value="0.125">
            <text:p>0.125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2904">
            <text:p>ANU-2904</text:p>
          </table:table-cell>
          <table:table-cell office:value-type="float" office:value="-32.689">
            <text:p>-32.689</text:p>
          </table:table-cell>
          <table:table-cell office:value-type="float" office:value="137.839">
            <text:p>137.839</text:p>
          </table:table-cell>
          <table:table-cell office:value-type="float" office:value="2220.0">
            <text:p>2220.0</text:p>
          </table:table-cell>
          <table:table-cell office:value-type="float" office:value="140.0">
            <text:p>140.0</text:p>
          </table:table-cell>
          <table:table-cell office:value-type="string" office:value="Seagrass + organics">
            <text:p>Seagrass + organic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-0.08">
            <text:p>-0.08</text:p>
          </table:table-cell>
          <table:table-cell office:value-type="float" office:value="0.11661903789690602">
            <text:p>0.11661903789690602</text:p>
          </table:table-cell>
          <table:table-cell office:value-type="float" office:value="0.11661903789690602">
            <text:p>0.11661903789690602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2906">
            <text:p>ANU-2906</text:p>
          </table:table-cell>
          <table:table-cell office:value-type="float" office:value="-32.695">
            <text:p>-32.695</text:p>
          </table:table-cell>
          <table:table-cell office:value-type="float" office:value="137.797">
            <text:p>137.797</text:p>
          </table:table-cell>
          <table:table-cell office:value-type="float" office:value="6200.0">
            <text:p>6200.0</text:p>
          </table:table-cell>
          <table:table-cell office:value-type="float" office:value="140.0">
            <text:p>140.0</text:p>
          </table:table-cell>
          <table:table-cell office:value-type="string" office:value="Disseminated organics">
            <text:p>Disseminated organics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-7.83">
            <text:p>-7.83</text:p>
          </table:table-cell>
          <table:table-cell office:value-type="float" office:value="0.14142135623730953">
            <text:p>0.14142135623730953</text:p>
          </table:table-cell>
          <table:table-cell office:value-type="float" office:value="0.14142135623730953">
            <text:p>0.14142135623730953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2704">
            <text:p>ANU-2704</text:p>
          </table:table-cell>
          <table:table-cell office:value-type="float" office:value="-32.666">
            <text:p>-32.666</text:p>
          </table:table-cell>
          <table:table-cell office:value-type="float" office:value="137.881">
            <text:p>137.881</text:p>
          </table:table-cell>
          <table:table-cell office:value-type="float" office:value="1440.0">
            <text:p>1440.0</text:p>
          </table:table-cell>
          <table:table-cell office:value-type="float" office:value="80.0">
            <text:p>80.0</text:p>
          </table:table-cell>
          <table:table-cell office:value-type="string" office:value="Mangrove peat - coarse">
            <text:p>Mangrove peat - coarse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66">
            <text:p>0.66</text:p>
          </table:table-cell>
          <table:table-cell office:value-type="float" office:value="0.6000833275470999">
            <text:p>0.6000833275470999</text:p>
          </table:table-cell>
          <table:table-cell office:value-type="float" office:value="0.6000833275470999">
            <text:p>0.6000833275470999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2705">
            <text:p>ANU-2705</text:p>
          </table:table-cell>
          <table:table-cell office:value-type="float" office:value="-32.692">
            <text:p>-32.692</text:p>
          </table:table-cell>
          <table:table-cell office:value-type="float" office:value="137.851">
            <text:p>137.851</text:p>
          </table:table-cell>
          <table:table-cell office:value-type="float" office:value="2190.0">
            <text:p>2190.0</text:p>
          </table:table-cell>
          <table:table-cell office:value-type="float" office:value="160.0">
            <text:p>160.0</text:p>
          </table:table-cell>
          <table:table-cell office:value-type="string" office:value="Posidonia fibre">
            <text:p>Posidonia fibr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715">
            <text:p>0.715</text:p>
          </table:table-cell>
          <table:table-cell office:value-type="float" office:value="0.2371181140275875">
            <text:p>0.2371181140275875</text:p>
          </table:table-cell>
          <table:table-cell office:value-type="float" office:value="0.2371181140275875">
            <text:p>0.2371181140275875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2706">
            <text:p>ANU-2706</text:p>
          </table:table-cell>
          <table:table-cell office:value-type="float" office:value="-32.678">
            <text:p>-32.678</text:p>
          </table:table-cell>
          <table:table-cell office:value-type="float" office:value="137.84">
            <text:p>137.84</text:p>
          </table:table-cell>
          <table:table-cell office:value-type="float" office:value="6300.0">
            <text:p>6300.0</text:p>
          </table:table-cell>
          <table:table-cell office:value-type="float" office:value="100.0">
            <text:p>100.0</text:p>
          </table:table-cell>
          <table:table-cell office:value-type="string" office:value="Shell hash">
            <text:p>Shell hash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3.05">
            <text:p>-3.05</text:p>
          </table:table-cell>
          <table:table-cell office:value-type="float" office:value="0.1118033988749895">
            <text:p>0.1118033988749895</text:p>
          </table:table-cell>
          <table:table-cell office:value-type="float" office:value="0.1118033988749895">
            <text:p>0.1118033988749895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2709A">
            <text:p>ANU-2709A</text:p>
          </table:table-cell>
          <table:table-cell office:value-type="float" office:value="-32.691">
            <text:p>-32.691</text:p>
          </table:table-cell>
          <table:table-cell office:value-type="float" office:value="137.875">
            <text:p>137.875</text:p>
          </table:table-cell>
          <table:table-cell office:value-type="float" office:value="7400.0">
            <text:p>7400.0</text:p>
          </table:table-cell>
          <table:table-cell office:value-type="float" office:value="100.0">
            <text:p>100.0</text:p>
          </table:table-cell>
          <table:table-cell office:value-type="string" office:value="Shell hash ">
            <text:p>Shell hash 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0.675">
            <text:p>-0.675</text:p>
          </table:table-cell>
          <table:table-cell office:value-type="float" office:value="0.16007810593582122">
            <text:p>0.16007810593582122</text:p>
          </table:table-cell>
          <table:table-cell office:value-type="float" office:value="0.16007810593582122">
            <text:p>0.16007810593582122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2709B">
            <text:p>ANU-2709B</text:p>
          </table:table-cell>
          <table:table-cell office:value-type="float" office:value="-32.691">
            <text:p>-32.691</text:p>
          </table:table-cell>
          <table:table-cell office:value-type="float" office:value="137.875">
            <text:p>137.875</text:p>
          </table:table-cell>
          <table:table-cell office:value-type="float" office:value="6510.0">
            <text:p>6510.0</text:p>
          </table:table-cell>
          <table:table-cell office:value-type="float" office:value="130.0">
            <text:p>130.0</text:p>
          </table:table-cell>
          <table:table-cell office:value-type="string" office:value="Ogranics fine">
            <text:p>Ogranics fin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0.675">
            <text:p>-0.675</text:p>
          </table:table-cell>
          <table:table-cell office:value-type="float" office:value="0.16007810593582122">
            <text:p>0.16007810593582122</text:p>
          </table:table-cell>
          <table:table-cell office:value-type="float" office:value="0.16007810593582122">
            <text:p>0.16007810593582122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2710A">
            <text:p>ANU-2710A</text:p>
          </table:table-cell>
          <table:table-cell office:value-type="float" office:value="-32.75">
            <text:p>-32.75</text:p>
          </table:table-cell>
          <table:table-cell office:value-type="float" office:value="137.868">
            <text:p>137.868</text:p>
          </table:table-cell>
          <table:table-cell office:value-type="float" office:value="8350.0">
            <text:p>8350.0</text:p>
          </table:table-cell>
          <table:table-cell office:value-type="float" office:value="90.0">
            <text:p>90.0</text:p>
          </table:table-cell>
          <table:table-cell office:value-type="string" office:value="Calcareous clay">
            <text:p>Calcareous clay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2.35">
            <text:p>-2.35</text:p>
          </table:table-cell>
          <table:table-cell office:value-type="float" office:value="0.1118033988749895">
            <text:p>0.1118033988749895</text:p>
          </table:table-cell>
          <table:table-cell office:value-type="float" office:value="0.1118033988749895">
            <text:p>0.1118033988749895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2710B">
            <text:p>ANU-2710B</text:p>
          </table:table-cell>
          <table:table-cell office:value-type="float" office:value="-32.75">
            <text:p>-32.75</text:p>
          </table:table-cell>
          <table:table-cell office:value-type="float" office:value="137.868">
            <text:p>137.868</text:p>
          </table:table-cell>
          <table:table-cell office:value-type="float" office:value="7750.0">
            <text:p>7750.0</text:p>
          </table:table-cell>
          <table:table-cell office:value-type="float" office:value="160.0">
            <text:p>160.0</text:p>
          </table:table-cell>
          <table:table-cell office:value-type="string" office:value="Organics - fine">
            <text:p>Organics - fin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2.35">
            <text:p>-2.35</text:p>
          </table:table-cell>
          <table:table-cell office:value-type="float" office:value="0.1118033988749895">
            <text:p>0.1118033988749895</text:p>
          </table:table-cell>
          <table:table-cell office:value-type="float" office:value="0.1118033988749895">
            <text:p>0.1118033988749895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2849A">
            <text:p>ANU-2849A</text:p>
          </table:table-cell>
          <table:table-cell office:value-type="float" office:value="-32.69">
            <text:p>-32.69</text:p>
          </table:table-cell>
          <table:table-cell office:value-type="float" office:value="137.844">
            <text:p>137.844</text:p>
          </table:table-cell>
          <table:table-cell office:value-type="float" office:value="4090.0">
            <text:p>4090.0</text:p>
          </table:table-cell>
          <table:table-cell office:value-type="float" office:value="80.0">
            <text:p>80.0</text:p>
          </table:table-cell>
          <table:table-cell office:value-type="string" office:value="Posidonia fibre">
            <text:p>Posidonia fibr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625">
            <text:p>0.625</text:p>
          </table:table-cell>
          <table:table-cell office:value-type="float" office:value="0.20155644370746373">
            <text:p>0.20155644370746373</text:p>
          </table:table-cell>
          <table:table-cell office:value-type="float" office:value="0.20155644370746373">
            <text:p>0.20155644370746373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2849B">
            <text:p>ANU-2849B</text:p>
          </table:table-cell>
          <table:table-cell office:value-type="float" office:value="-32.69">
            <text:p>-32.69</text:p>
          </table:table-cell>
          <table:table-cell office:value-type="float" office:value="137.844">
            <text:p>137.844</text:p>
          </table:table-cell>
          <table:table-cell office:value-type="float" office:value="3690.0">
            <text:p>3690.0</text:p>
          </table:table-cell>
          <table:table-cell office:value-type="float" office:value="110.0">
            <text:p>110.0</text:p>
          </table:table-cell>
          <table:table-cell office:value-type="string" office:value="Organics F.">
            <text:p>Organics F.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625">
            <text:p>0.625</text:p>
          </table:table-cell>
          <table:table-cell office:value-type="float" office:value="0.20155644370746373">
            <text:p>0.20155644370746373</text:p>
          </table:table-cell>
          <table:table-cell office:value-type="float" office:value="0.20155644370746373">
            <text:p>0.20155644370746373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2701">
            <text:p>ANU-2701</text:p>
          </table:table-cell>
          <table:table-cell office:value-type="float" office:value="-32.666">
            <text:p>-32.666</text:p>
          </table:table-cell>
          <table:table-cell office:value-type="float" office:value="137.873">
            <text:p>137.873</text:p>
          </table:table-cell>
          <table:table-cell office:value-type="float" office:value="2090.0">
            <text:p>2090.0</text:p>
          </table:table-cell>
          <table:table-cell office:value-type="float" office:value="90.0">
            <text:p>90.0</text:p>
          </table:table-cell>
          <table:table-cell office:value-type="string" office:value="Shell hash">
            <text:p>Shell hash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85">
            <text:p>0.85</text:p>
          </table:table-cell>
          <table:table-cell office:value-type="float" office:value="0.8015609770940699">
            <text:p>0.8015609770940699</text:p>
          </table:table-cell>
          <table:table-cell office:value-type="float" office:value="0.8015609770940699">
            <text:p>0.8015609770940699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2700">
            <text:p>ANU-2700</text:p>
          </table:table-cell>
          <table:table-cell office:value-type="float" office:value="-32.666">
            <text:p>-32.666</text:p>
          </table:table-cell>
          <table:table-cell office:value-type="float" office:value="137.881">
            <text:p>137.881</text:p>
          </table:table-cell>
          <table:table-cell office:value-type="float" office:value="1350.0">
            <text:p>1350.0</text:p>
          </table:table-cell>
          <table:table-cell office:value-type="float" office:value="60.0">
            <text:p>60.0</text:p>
          </table:table-cell>
          <table:table-cell office:value-type="string" office:value="Mangrove peat - fine">
            <text:p>Mangrove peat - fine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66">
            <text:p>0.66</text:p>
          </table:table-cell>
          <table:table-cell office:value-type="float" office:value="0.6000833275470999">
            <text:p>0.6000833275470999</text:p>
          </table:table-cell>
          <table:table-cell office:value-type="float" office:value="0.6000833275470999">
            <text:p>0.6000833275470999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2850">
            <text:p>ANU-2850</text:p>
          </table:table-cell>
          <table:table-cell office:value-type="float" office:value="-32.692">
            <text:p>-32.692</text:p>
          </table:table-cell>
          <table:table-cell office:value-type="float" office:value="137.859">
            <text:p>137.859</text:p>
          </table:table-cell>
          <table:table-cell office:value-type="float" office:value="2610.0">
            <text:p>2610.0</text:p>
          </table:table-cell>
          <table:table-cell office:value-type="float" office:value="80.0">
            <text:p>80.0</text:p>
          </table:table-cell>
          <table:table-cell office:value-type="string" office:value="Posidonia fibre">
            <text:p>Posidonia fibr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235">
            <text:p>1.235</text:p>
          </table:table-cell>
          <table:table-cell office:value-type="float" office:value="0.3020347662107791">
            <text:p>0.3020347662107791</text:p>
          </table:table-cell>
          <table:table-cell office:value-type="float" office:value="0.3020347662107791">
            <text:p>0.3020347662107791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2851">
            <text:p>ANU-2851</text:p>
          </table:table-cell>
          <table:table-cell office:value-type="float" office:value="-32.692">
            <text:p>-32.692</text:p>
          </table:table-cell>
          <table:table-cell office:value-type="float" office:value="137.859">
            <text:p>137.859</text:p>
          </table:table-cell>
          <table:table-cell office:value-type="float" office:value="6970.0">
            <text:p>6970.0</text:p>
          </table:table-cell>
          <table:table-cell office:value-type="float" office:value="90.0">
            <text:p>90.0</text:p>
          </table:table-cell>
          <table:table-cell office:value-type="string" office:value="Posidonia fibre">
            <text:p>Posidonia fibr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1.44">
            <text:p>-1.44</text:p>
          </table:table-cell>
          <table:table-cell office:value-type="float" office:value="0.1972308292331602">
            <text:p>0.1972308292331602</text:p>
          </table:table-cell>
          <table:table-cell office:value-type="float" office:value="0.1972308292331602">
            <text:p>0.1972308292331602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2699A">
            <text:p>ANU-2699A</text:p>
          </table:table-cell>
          <table:table-cell office:value-type="float" office:value="-32.666">
            <text:p>-32.666</text:p>
          </table:table-cell>
          <table:table-cell office:value-type="float" office:value="137.881">
            <text:p>137.881</text:p>
          </table:table-cell>
          <table:table-cell office:value-type="float" office:value="2660.0">
            <text:p>2660.0</text:p>
          </table:table-cell>
          <table:table-cell office:value-type="float" office:value="70.0">
            <text:p>70.0</text:p>
          </table:table-cell>
          <table:table-cell office:value-type="string" office:value="Calcareous clay">
            <text:p>Calcareous clay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-0.645">
            <text:p>-0.645</text:p>
          </table:table-cell>
          <table:table-cell office:value-type="float" office:value="0.5055937104039171">
            <text:p>0.5055937104039171</text:p>
          </table:table-cell>
          <table:table-cell office:value-type="float" office:value="0.5055937104039171">
            <text:p>0.5055937104039171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2900">
            <text:p>ANU-2900</text:p>
          </table:table-cell>
          <table:table-cell office:value-type="float" office:value="-32.689">
            <text:p>-32.689</text:p>
          </table:table-cell>
          <table:table-cell office:value-type="float" office:value="137.901">
            <text:p>137.901</text:p>
          </table:table-cell>
          <table:table-cell office:value-type="float" office:value="5680.0">
            <text:p>5680.0</text:p>
          </table:table-cell>
          <table:table-cell office:value-type="float" office:value="110.0">
            <text:p>110.0</text:p>
          </table:table-cell>
          <table:table-cell office:value-type="string" office:value="Posidonia fibre">
            <text:p>Posidonia fibr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2.175">
            <text:p>2.175</text:p>
          </table:table-cell>
          <table:table-cell office:value-type="float" office:value="0.16800297616411444">
            <text:p>0.16800297616411444</text:p>
          </table:table-cell>
          <table:table-cell office:value-type="float" office:value="0.16800297616411444">
            <text:p>0.16800297616411444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2901">
            <text:p>ANU-2901</text:p>
          </table:table-cell>
          <table:table-cell office:value-type="float" office:value="-32.691">
            <text:p>-32.691</text:p>
          </table:table-cell>
          <table:table-cell office:value-type="float" office:value="137.882">
            <text:p>137.882</text:p>
          </table:table-cell>
          <table:table-cell office:value-type="float" office:value="3130.0">
            <text:p>3130.0</text:p>
          </table:table-cell>
          <table:table-cell office:value-type="float" office:value="110.0">
            <text:p>110.0</text:p>
          </table:table-cell>
          <table:table-cell office:value-type="string" office:value="Posidonia fibre">
            <text:p>Posidonia fibr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24">
            <text:p>1.24</text:p>
          </table:table-cell>
          <table:table-cell office:value-type="float" office:value="0.8158431221748457">
            <text:p>0.8158431221748457</text:p>
          </table:table-cell>
          <table:table-cell office:value-type="float" office:value="0.8158431221748457">
            <text:p>0.8158431221748457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2902">
            <text:p>ANU-2902</text:p>
          </table:table-cell>
          <table:table-cell office:value-type="float" office:value="-32.691">
            <text:p>-32.691</text:p>
          </table:table-cell>
          <table:table-cell office:value-type="float" office:value="137.882">
            <text:p>137.882</text:p>
          </table:table-cell>
          <table:table-cell office:value-type="float" office:value="7050.0">
            <text:p>7050.0</text:p>
          </table:table-cell>
          <table:table-cell office:value-type="float" office:value="90.0">
            <text:p>90.0</text:p>
          </table:table-cell>
          <table:table-cell office:value-type="string" office:value="Posidonia fibre">
            <text:p>Posidonia fibr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1.22">
            <text:p>-1.22</text:p>
          </table:table-cell>
          <table:table-cell office:value-type="float" office:value="0.24166091947189144">
            <text:p>0.24166091947189144</text:p>
          </table:table-cell>
          <table:table-cell office:value-type="float" office:value="0.24166091947189144">
            <text:p>0.24166091947189144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2903">
            <text:p>ANU-2903</text:p>
          </table:table-cell>
          <table:table-cell office:value-type="float" office:value="-32.69">
            <text:p>-32.69</text:p>
          </table:table-cell>
          <table:table-cell office:value-type="float" office:value="137.844">
            <text:p>137.844</text:p>
          </table:table-cell>
          <table:table-cell office:value-type="float" office:value="6590.0">
            <text:p>6590.0</text:p>
          </table:table-cell>
          <table:table-cell office:value-type="float" office:value="190.0">
            <text:p>190.0</text:p>
          </table:table-cell>
          <table:table-cell office:value-type="string" office:value="Posidonia fibre">
            <text:p>Posidonia fibr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0.34">
            <text:p>-0.34</text:p>
          </table:table-cell>
          <table:table-cell office:value-type="float" office:value="1.9425756098540925">
            <text:p>1.9425756098540925</text:p>
          </table:table-cell>
          <table:table-cell office:value-type="float" office:value="1.9425756098540925">
            <text:p>1.9425756098540925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2702A">
            <text:p>ANU-2702A</text:p>
          </table:table-cell>
          <table:table-cell office:value-type="float" office:value="-33.035">
            <text:p>-33.035</text:p>
          </table:table-cell>
          <table:table-cell office:value-type="float" office:value="137.831">
            <text:p>137.831</text:p>
          </table:table-cell>
          <table:table-cell office:value-type="float" office:value="6970.0">
            <text:p>6970.0</text:p>
          </table:table-cell>
          <table:table-cell office:value-type="float" office:value="330.0">
            <text:p>330.0</text:p>
          </table:table-cell>
          <table:table-cell office:value-type="string" office:value="Posidonia fibre">
            <text:p>Posidonia fibr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5.015">
            <text:p>-5.015</text:p>
          </table:table-cell>
          <table:table-cell office:value-type="float" office:value="0.10965856099730655">
            <text:p>0.10965856099730655</text:p>
          </table:table-cell>
          <table:table-cell office:value-type="float" office:value="0.10965856099730655">
            <text:p>0.10965856099730655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2913">
            <text:p>ANU-2913</text:p>
          </table:table-cell>
          <table:table-cell office:value-type="float" office:value="-32.689">
            <text:p>-32.689</text:p>
          </table:table-cell>
          <table:table-cell office:value-type="float" office:value="137.891">
            <text:p>137.891</text:p>
          </table:table-cell>
          <table:table-cell office:value-type="float" office:value="5660.0">
            <text:p>5660.0</text:p>
          </table:table-cell>
          <table:table-cell office:value-type="float" office:value="90.0">
            <text:p>90.0</text:p>
          </table:table-cell>
          <table:table-cell office:value-type="string" office:value="Seagrass, organics">
            <text:p>Seagrass, organic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2.45">
            <text:p>2.45</text:p>
          </table:table-cell>
          <table:table-cell office:value-type="float" office:value="0.6576473218982953">
            <text:p>0.6576473218982953</text:p>
          </table:table-cell>
          <table:table-cell office:value-type="float" office:value="0.6576473218982953">
            <text:p>0.6576473218982953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2905">
            <text:p>ANU-2905</text:p>
          </table:table-cell>
          <table:table-cell office:value-type="float" office:value="-32.689">
            <text:p>-32.689</text:p>
          </table:table-cell>
          <table:table-cell office:value-type="float" office:value="137.839">
            <text:p>137.839</text:p>
          </table:table-cell>
          <table:table-cell office:value-type="float" office:value="4370.0">
            <text:p>4370.0</text:p>
          </table:table-cell>
          <table:table-cell office:value-type="float" office:value="80.0">
            <text:p>80.0</text:p>
          </table:table-cell>
          <table:table-cell office:value-type="string" office:value="Oyster">
            <text:p>Oyster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3.57">
            <text:p>-3.57</text:p>
          </table:table-cell>
          <table:table-cell office:value-type="float" office:value="0.11661903789690602">
            <text:p>0.11661903789690602</text:p>
          </table:table-cell>
          <table:table-cell office:value-type="float" office:value="0.11661903789690602">
            <text:p>0.11661903789690602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10441">
            <text:p>ANU-10441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6580.0">
            <text:p>6580.0</text:p>
          </table:table-cell>
          <table:table-cell office:value-type="float" office:value="120.0">
            <text:p>120.0</text:p>
          </table:table-cell>
          <table:table-cell office:value-type="string" office:value="Anapella cycladae">
            <text:p>Anapella cyclada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2.11">
            <text:p>2.11</text:p>
          </table:table-cell>
          <table:table-cell office:value-type="float" office:value="0.1118033988749895">
            <text:p>0.1118033988749895</text:p>
          </table:table-cell>
          <table:table-cell office:value-type="float" office:value="0.1118033988749895">
            <text:p>0.1118033988749895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A-17942">
            <text:p>AA-17942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6415.0">
            <text:p>6415.0</text:p>
          </table:table-cell>
          <table:table-cell office:value-type="float" office:value="60.0">
            <text:p>60.0</text:p>
          </table:table-cell>
          <table:table-cell office:value-type="string" office:value="Dosinia victoriae">
            <text:p>Dosinia victoria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0.02">
            <text:p>-0.02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MS-1032">
            <text:p>AMS-1032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3775.0">
            <text:p>3775.0</text:p>
          </table:table-cell>
          <table:table-cell office:value-type="float" office:value="50.0">
            <text:p>50.0</text:p>
          </table:table-cell>
          <table:table-cell office:value-type="string" office:value="Tellina and Batillaria sp.">
            <text:p>Tellina and Batillaria sp.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58">
            <text:p>1.58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A-17948">
            <text:p>AA-17948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6770.0">
            <text:p>6770.0</text:p>
          </table:table-cell>
          <table:table-cell office:value-type="float" office:value="50.0">
            <text:p>50.0</text:p>
          </table:table-cell>
          <table:table-cell office:value-type="string" office:value="small gastropods">
            <text:p>small gastropod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1.35">
            <text:p>-1.35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A-17947">
            <text:p>AA-17947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4035.0">
            <text:p>4035.0</text:p>
          </table:table-cell>
          <table:table-cell office:value-type="float" office:value="50.0">
            <text:p>50.0</text:p>
          </table:table-cell>
          <table:table-cell office:value-type="string" office:value="Dosina victoriae">
            <text:p>Dosina victoria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0.64">
            <text:p>-0.64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A-17946">
            <text:p>AA-17946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1450.0">
            <text:p>1450.0</text:p>
          </table:table-cell>
          <table:table-cell office:value-type="float" office:value="80.0">
            <text:p>80.0</text:p>
          </table:table-cell>
          <table:table-cell office:value-type="string" office:value="Batillaria diemenensis">
            <text:p>Batillaria diemenensi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-0.545">
            <text:p>-0.545</text:p>
          </table:table-cell>
          <table:table-cell office:value-type="float" office:value="0.10012492197250394">
            <text:p>0.10012492197250394</text:p>
          </table:table-cell>
          <table:table-cell office:value-type="float" office:value="0.10012492197250394">
            <text:p>0.10012492197250394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A-17945">
            <text:p>AA-17945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2540.0">
            <text:p>2540.0</text:p>
          </table:table-cell>
          <table:table-cell office:value-type="float" office:value="45.0">
            <text:p>45.0</text:p>
          </table:table-cell>
          <table:table-cell office:value-type="string" office:value="Mactra and Batillaria sp.">
            <text:p>Mactra and Batillaria sp.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89">
            <text:p>0.89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A-17944">
            <text:p>AA-17944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3705.0">
            <text:p>3705.0</text:p>
          </table:table-cell>
          <table:table-cell office:value-type="float" office:value="50.0">
            <text:p>50.0</text:p>
          </table:table-cell>
          <table:table-cell office:value-type="string" office:value="Batillaria diemenensis">
            <text:p>Batillaria diemenensi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13">
            <text:p>1.13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A-17943">
            <text:p>AA-17943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3470.0">
            <text:p>3470.0</text:p>
          </table:table-cell>
          <table:table-cell office:value-type="float" office:value="50.0">
            <text:p>50.0</text:p>
          </table:table-cell>
          <table:table-cell office:value-type="string" office:value="Batillaria diemenensis,">
            <text:p>Batillaria diemenensis,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-0.085">
            <text:p>-0.085</text:p>
          </table:table-cell>
          <table:table-cell office:value-type="float" office:value="0.10012492197250394">
            <text:p>0.10012492197250394</text:p>
          </table:table-cell>
          <table:table-cell office:value-type="float" office:value="0.10012492197250394">
            <text:p>0.10012492197250394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9736">
            <text:p>ANU-9736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1610.0">
            <text:p>1610.0</text:p>
          </table:table-cell>
          <table:table-cell office:value-type="float" office:value="40.0">
            <text:p>40.0</text:p>
          </table:table-cell>
          <table:table-cell office:value-type="string" office:value="Katelysia and Tellina sp.">
            <text:p>Katelysia and Tellina sp.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32">
            <text:p>0.32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A-17941">
            <text:p>AA-17941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4355.0">
            <text:p>4355.0</text:p>
          </table:table-cell>
          <table:table-cell office:value-type="float" office:value="55.0">
            <text:p>55.0</text:p>
          </table:table-cell>
          <table:table-cell office:value-type="string" office:value="Tellina deltoidalis">
            <text:p>Tellina deltoidali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425">
            <text:p>1.425</text:p>
          </table:table-cell>
          <table:table-cell office:value-type="float" office:value="0.10012492197250394">
            <text:p>0.10012492197250394</text:p>
          </table:table-cell>
          <table:table-cell office:value-type="float" office:value="0.10012492197250394">
            <text:p>0.10012492197250394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A-17940">
            <text:p>AA-17940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4435.0">
            <text:p>4435.0</text:p>
          </table:table-cell>
          <table:table-cell office:value-type="float" office:value="50.0">
            <text:p>50.0</text:p>
          </table:table-cell>
          <table:table-cell office:value-type="string" office:value="Batillaria and Tellina sp.">
            <text:p>Batillaria and Tellina sp.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895">
            <text:p>0.895</text:p>
          </table:table-cell>
          <table:table-cell office:value-type="float" office:value="0.10012492197250394">
            <text:p>0.10012492197250394</text:p>
          </table:table-cell>
          <table:table-cell office:value-type="float" office:value="0.10012492197250394">
            <text:p>0.10012492197250394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A-17939">
            <text:p>AA-17939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890.0">
            <text:p>890.0</text:p>
          </table:table-cell>
          <table:table-cell office:value-type="float" office:value="45.0">
            <text:p>45.0</text:p>
          </table:table-cell>
          <table:table-cell office:value-type="string" office:value="Katelysia scalarina">
            <text:p>Katelysia scalarina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-0.425">
            <text:p>-0.425</text:p>
          </table:table-cell>
          <table:table-cell office:value-type="float" office:value="0.2000624902374256">
            <text:p>0.2000624902374256</text:p>
          </table:table-cell>
          <table:table-cell office:value-type="float" office:value="0.2000624902374256">
            <text:p>0.2000624902374256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A-17938">
            <text:p>AA-17938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2645.0">
            <text:p>2645.0</text:p>
          </table:table-cell>
          <table:table-cell office:value-type="float" office:value="60.0">
            <text:p>60.0</text:p>
          </table:table-cell>
          <table:table-cell office:value-type="string" office:value="Veneridae sp.">
            <text:p>Veneridae sp.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165">
            <text:p>1.165</text:p>
          </table:table-cell>
          <table:table-cell office:value-type="float" office:value="0.10012492197250394">
            <text:p>0.10012492197250394</text:p>
          </table:table-cell>
          <table:table-cell office:value-type="float" office:value="0.10012492197250394">
            <text:p>0.10012492197250394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A-17937">
            <text:p>AA-17937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3990.0">
            <text:p>3990.0</text:p>
          </table:table-cell>
          <table:table-cell office:value-type="float" office:value="55.0">
            <text:p>55.0</text:p>
          </table:table-cell>
          <table:table-cell office:value-type="string" office:value="Phasianella australis">
            <text:p>Phasianella australi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A-17936">
            <text:p>AA-17936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3325.0">
            <text:p>3325.0</text:p>
          </table:table-cell>
          <table:table-cell office:value-type="float" office:value="50.0">
            <text:p>50.0</text:p>
          </table:table-cell>
          <table:table-cell office:value-type="string" office:value="small molluscs">
            <text:p>small mollusc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2">
            <text:p>1.2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Beta-2372">
            <text:p>Beta-2372</text:p>
          </table:table-cell>
          <table:table-cell office:value-type="float" office:value="-32.75">
            <text:p>-32.75</text:p>
          </table:table-cell>
          <table:table-cell office:value-type="float" office:value="137.868">
            <text:p>137.868</text:p>
          </table:table-cell>
          <table:table-cell office:value-type="float" office:value="4975.149222740248">
            <text:p>4975.149222740248</text:p>
          </table:table-cell>
          <table:table-cell office:value-type="float" office:value="77.0">
            <text:p>77.0</text:p>
          </table:table-cell>
          <table:table-cell office:value-type="string" office:value="Oyster shell">
            <text:p>Oyster shell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1.97">
            <text:p>-1.97</text:p>
          </table:table-cell>
          <table:table-cell office:value-type="float" office:value="0.10198039027185571">
            <text:p>0.10198039027185571</text:p>
          </table:table-cell>
          <table:table-cell office:value-type="float" office:value="0.10198039027185571">
            <text:p>0.10198039027185571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Beta-2371">
            <text:p>Beta-2371</text:p>
          </table:table-cell>
          <table:table-cell office:value-type="float" office:value="-32.725">
            <text:p>-32.725</text:p>
          </table:table-cell>
          <table:table-cell office:value-type="float" office:value="137.813">
            <text:p>137.813</text:p>
          </table:table-cell>
          <table:table-cell office:value-type="float" office:value="5645.149222740247">
            <text:p>5645.149222740247</text:p>
          </table:table-cell>
          <table:table-cell office:value-type="float" office:value="86.0">
            <text:p>86.0</text:p>
          </table:table-cell>
          <table:table-cell office:value-type="string" office:value="Oyster shell">
            <text:p>Oyster shell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10.895">
            <text:p>-10.895</text:p>
          </table:table-cell>
          <table:table-cell office:value-type="float" office:value="0.10594810050208546">
            <text:p>0.10594810050208546</text:p>
          </table:table-cell>
          <table:table-cell office:value-type="float" office:value="0.10594810050208546">
            <text:p>0.10594810050208546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Beta-2370">
            <text:p>Beta-2370</text:p>
          </table:table-cell>
          <table:table-cell office:value-type="float" office:value="-32.678">
            <text:p>-32.678</text:p>
          </table:table-cell>
          <table:table-cell office:value-type="float" office:value="137.84">
            <text:p>137.84</text:p>
          </table:table-cell>
          <table:table-cell office:value-type="float" office:value="7455.149222740245">
            <text:p>7455.149222740245</text:p>
          </table:table-cell>
          <table:table-cell office:value-type="float" office:value="105.0">
            <text:p>105.0</text:p>
          </table:table-cell>
          <table:table-cell office:value-type="string" office:value="Oyster">
            <text:p>Oyster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2.85">
            <text:p>-2.85</text:p>
          </table:table-cell>
          <table:table-cell office:value-type="float" office:value="0.1118033988749895">
            <text:p>0.1118033988749895</text:p>
          </table:table-cell>
          <table:table-cell office:value-type="float" office:value="0.1118033988749895">
            <text:p>0.1118033988749895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Beta-2369">
            <text:p>Beta-2369</text:p>
          </table:table-cell>
          <table:table-cell office:value-type="float" office:value="-32.666">
            <text:p>-32.666</text:p>
          </table:table-cell>
          <table:table-cell office:value-type="float" office:value="137.881">
            <text:p>137.881</text:p>
          </table:table-cell>
          <table:table-cell office:value-type="float" office:value="1455.3589885814695">
            <text:p>1455.3589885814695</text:p>
          </table:table-cell>
          <table:table-cell office:value-type="float" office:value="85.0">
            <text:p>85.0</text:p>
          </table:table-cell>
          <table:table-cell office:value-type="string" office:value="Mangrove peat">
            <text:p>Mangrove peat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66">
            <text:p>0.66</text:p>
          </table:table-cell>
          <table:table-cell office:value-type="float" office:value="0.6000833275470999">
            <text:p>0.6000833275470999</text:p>
          </table:table-cell>
          <table:table-cell office:value-type="float" office:value="0.6000833275470999">
            <text:p>0.6000833275470999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9735">
            <text:p>ANU-9735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430.0">
            <text:p>430.0</text:p>
          </table:table-cell>
          <table:table-cell office:value-type="float" office:value="50.0">
            <text:p>50.0</text:p>
          </table:table-cell>
          <table:table-cell office:value-type="string" office:value="mangrove organics">
            <text:p>mangrove organics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3">
            <text:p>-0.03</text:p>
          </table:table-cell>
          <table:table-cell office:value-type="float" office:value="0.65">
            <text:p>0.65</text:p>
          </table:table-cell>
          <table:table-cell office:value-type="float" office:value="0.65">
            <text:p>0.65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9734">
            <text:p>ANU-9734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5920.0">
            <text:p>5920.0</text:p>
          </table:table-cell>
          <table:table-cell office:value-type="float" office:value="60.0">
            <text:p>60.0</text:p>
          </table:table-cell>
          <table:table-cell office:value-type="string" office:value="Posidonia fibres">
            <text:p>Posidonia fibre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145">
            <text:p>1.145</text:p>
          </table:table-cell>
          <table:table-cell office:value-type="float" office:value="0.10594810050208546">
            <text:p>0.10594810050208546</text:p>
          </table:table-cell>
          <table:table-cell office:value-type="float" office:value="0.10594810050208546">
            <text:p>0.10594810050208546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9733">
            <text:p>ANU-9733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4270.0">
            <text:p>4270.0</text:p>
          </table:table-cell>
          <table:table-cell office:value-type="float" office:value="80.0">
            <text:p>80.0</text:p>
          </table:table-cell>
          <table:table-cell office:value-type="string" office:value="Brachiodontes rostratus">
            <text:p>Brachiodontes rostratu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345">
            <text:p>1.345</text:p>
          </table:table-cell>
          <table:table-cell office:value-type="float" office:value="0.10012492197250394">
            <text:p>0.10012492197250394</text:p>
          </table:table-cell>
          <table:table-cell office:value-type="float" office:value="0.10012492197250394">
            <text:p>0.10012492197250394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10142">
            <text:p>ANU-10142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1750.0">
            <text:p>1750.0</text:p>
          </table:table-cell>
          <table:table-cell office:value-type="float" office:value="170.0">
            <text:p>170.0</text:p>
          </table:table-cell>
          <table:table-cell office:value-type="string" office:value="shell hash">
            <text:p>shell hash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2">
            <text:p>1.2</text:p>
          </table:table-cell>
          <table:table-cell office:value-type="float" office:value="1.4204224723651762">
            <text:p>1.4204224723651762</text:p>
          </table:table-cell>
          <table:table-cell office:value-type="float" office:value="1.4204224723651762">
            <text:p>1.4204224723651762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Beta-2367">
            <text:p>Beta-2367</text:p>
          </table:table-cell>
          <table:table-cell office:value-type="float" office:value="-32.704">
            <text:p>-32.704</text:p>
          </table:table-cell>
          <table:table-cell office:value-type="float" office:value="137.855">
            <text:p>137.855</text:p>
          </table:table-cell>
          <table:table-cell office:value-type="float" office:value="6035.149222740246">
            <text:p>6035.149222740246</text:p>
          </table:table-cell>
          <table:table-cell office:value-type="float" office:value="86.0">
            <text:p>86.0</text:p>
          </table:table-cell>
          <table:table-cell office:value-type="string" office:value="Oyster Shell">
            <text:p>Oyster Shell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0.3">
            <text:p>-0.3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10143">
            <text:p>ANU-10143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1615.0">
            <text:p>1615.0</text:p>
          </table:table-cell>
          <table:table-cell office:value-type="float" office:value="100.0">
            <text:p>100.0</text:p>
          </table:table-cell>
          <table:table-cell office:value-type="string" office:value="mangrove remains">
            <text:p>mangrove remain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1">
            <text:p>-0.61</text:p>
          </table:table-cell>
          <table:table-cell office:value-type="float" office:value="0.21189620100417092">
            <text:p>0.21189620100417092</text:p>
          </table:table-cell>
          <table:table-cell office:value-type="float" office:value="0.21189620100417092">
            <text:p>0.21189620100417092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10145">
            <text:p>ANU-10145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2760.0">
            <text:p>2760.0</text:p>
          </table:table-cell>
          <table:table-cell office:value-type="float" office:value="100.0">
            <text:p>100.0</text:p>
          </table:table-cell>
          <table:table-cell office:value-type="string" office:value="Anapella cycladae">
            <text:p>Anapella cyclada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135">
            <text:p>1.135</text:p>
          </table:table-cell>
          <table:table-cell office:value-type="float" office:value="0.10965856099730655">
            <text:p>0.10965856099730655</text:p>
          </table:table-cell>
          <table:table-cell office:value-type="float" office:value="0.10965856099730655">
            <text:p>0.10965856099730655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2373">
            <text:p>ANU-2373</text:p>
          </table:table-cell>
          <table:table-cell office:value-type="float" office:value="-32.799">
            <text:p>-32.799</text:p>
          </table:table-cell>
          <table:table-cell office:value-type="float" office:value="137.845">
            <text:p>137.845</text:p>
          </table:table-cell>
          <table:table-cell office:value-type="float" office:value="7330.0">
            <text:p>7330.0</text:p>
          </table:table-cell>
          <table:table-cell office:value-type="float" office:value="80.0">
            <text:p>80.0</text:p>
          </table:table-cell>
          <table:table-cell office:value-type="string" office:value="Katelysia sp.">
            <text:p>Katelysia sp.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8.715">
            <text:p>-8.715</text:p>
          </table:table-cell>
          <table:table-cell office:value-type="float" office:value="0.10594810050208546">
            <text:p>0.10594810050208546</text:p>
          </table:table-cell>
          <table:table-cell office:value-type="float" office:value="0.10594810050208546">
            <text:p>0.10594810050208546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2336">
            <text:p>ANU-2336</text:p>
          </table:table-cell>
          <table:table-cell office:value-type="float" office:value="-32.709">
            <text:p>-32.709</text:p>
          </table:table-cell>
          <table:table-cell office:value-type="float" office:value="137.893">
            <text:p>137.893</text:p>
          </table:table-cell>
          <table:table-cell office:value-type="float" office:value="5510.0">
            <text:p>5510.0</text:p>
          </table:table-cell>
          <table:table-cell office:value-type="float" office:value="100.0">
            <text:p>100.0</text:p>
          </table:table-cell>
          <table:table-cell office:value-type="string" office:value="Mixed Shells">
            <text:p>Mixed Shell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3.4">
            <text:p>3.4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2335">
            <text:p>ANU-2335</text:p>
          </table:table-cell>
          <table:table-cell office:value-type="float" office:value="-32.66">
            <text:p>-32.66</text:p>
          </table:table-cell>
          <table:table-cell office:value-type="float" office:value="137.746">
            <text:p>137.746</text:p>
          </table:table-cell>
          <table:table-cell office:value-type="float" office:value="4440.0">
            <text:p>4440.0</text:p>
          </table:table-cell>
          <table:table-cell office:value-type="float" office:value="100.0">
            <text:p>100.0</text:p>
          </table:table-cell>
          <table:table-cell office:value-type="string" office:value="Mixed shells">
            <text:p>Mixed shell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3.4">
            <text:p>3.4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2180D">
            <text:p>ANU-2180D</text:p>
          </table:table-cell>
          <table:table-cell office:value-type="float" office:value="-32.706">
            <text:p>-32.706</text:p>
          </table:table-cell>
          <table:table-cell office:value-type="float" office:value="137.761">
            <text:p>137.761</text:p>
          </table:table-cell>
          <table:table-cell office:value-type="float" office:value="5030.0">
            <text:p>5030.0</text:p>
          </table:table-cell>
          <table:table-cell office:value-type="float" office:value="200.0">
            <text:p>200.0</text:p>
          </table:table-cell>
          <table:table-cell office:value-type="string" office:value="Organics Fine">
            <text:p>Organics Fin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0.013499999999999984">
            <text:p>0.013499999999999984</text:p>
          </table:table-cell>
          <table:table-cell office:value-type="float" office:value="0.10594810050208546">
            <text:p>0.10594810050208546</text:p>
          </table:table-cell>
          <table:table-cell office:value-type="float" office:value="0.10594810050208546">
            <text:p>0.10594810050208546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2180C">
            <text:p>ANU-2180C</text:p>
          </table:table-cell>
          <table:table-cell office:value-type="float" office:value="-32.706">
            <text:p>-32.706</text:p>
          </table:table-cell>
          <table:table-cell office:value-type="float" office:value="137.761">
            <text:p>137.761</text:p>
          </table:table-cell>
          <table:table-cell office:value-type="float" office:value="7800.0">
            <text:p>7800.0</text:p>
          </table:table-cell>
          <table:table-cell office:value-type="float" office:value="100.0">
            <text:p>100.0</text:p>
          </table:table-cell>
          <table:table-cell office:value-type="string" office:value="Calcareous clay">
            <text:p>Calcareous clay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2.335">
            <text:p>-2.335</text:p>
          </table:table-cell>
          <table:table-cell office:value-type="float" office:value="0.10594810050208546">
            <text:p>0.10594810050208546</text:p>
          </table:table-cell>
          <table:table-cell office:value-type="float" office:value="0.10594810050208546">
            <text:p>0.10594810050208546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2180B">
            <text:p>ANU-2180B</text:p>
          </table:table-cell>
          <table:table-cell office:value-type="float" office:value="-32.706">
            <text:p>-32.706</text:p>
          </table:table-cell>
          <table:table-cell office:value-type="float" office:value="137.761">
            <text:p>137.761</text:p>
          </table:table-cell>
          <table:table-cell office:value-type="float" office:value="6780.0">
            <text:p>6780.0</text:p>
          </table:table-cell>
          <table:table-cell office:value-type="float" office:value="130.0">
            <text:p>130.0</text:p>
          </table:table-cell>
          <table:table-cell office:value-type="string" office:value="shell hash">
            <text:p>shell hash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-2.335">
            <text:p>-2.335</text:p>
          </table:table-cell>
          <table:table-cell office:value-type="float" office:value="0.10594810050208546">
            <text:p>0.10594810050208546</text:p>
          </table:table-cell>
          <table:table-cell office:value-type="float" office:value="0.10594810050208546">
            <text:p>0.10594810050208546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10446">
            <text:p>ANU-10446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2330.0">
            <text:p>2330.0</text:p>
          </table:table-cell>
          <table:table-cell office:value-type="float" office:value="70.0">
            <text:p>70.0</text:p>
          </table:table-cell>
          <table:table-cell office:value-type="string" office:value="Anapella cycladae">
            <text:p>Anapella cyclada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925">
            <text:p>1.925</text:p>
          </table:table-cell>
          <table:table-cell office:value-type="float" office:value="0.10307764064044153">
            <text:p>0.10307764064044153</text:p>
          </table:table-cell>
          <table:table-cell office:value-type="float" office:value="0.10307764064044153">
            <text:p>0.10307764064044153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10144">
            <text:p>ANU-10144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5090.0">
            <text:p>5090.0</text:p>
          </table:table-cell>
          <table:table-cell office:value-type="float" office:value="90.0">
            <text:p>90.0</text:p>
          </table:table-cell>
          <table:table-cell office:value-type="string" office:value="Detrital Posidonia fibres">
            <text:p>Detrital Posidonia fibre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2.285">
            <text:p>2.285</text:p>
          </table:table-cell>
          <table:table-cell office:value-type="float" office:value="0.10307764064044153">
            <text:p>0.10307764064044153</text:p>
          </table:table-cell>
          <table:table-cell office:value-type="float" office:value="0.10307764064044153">
            <text:p>0.10307764064044153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10444">
            <text:p>ANU-10444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2230.0">
            <text:p>2230.0</text:p>
          </table:table-cell>
          <table:table-cell office:value-type="float" office:value="70.0">
            <text:p>70.0</text:p>
          </table:table-cell>
          <table:table-cell office:value-type="string" office:value="Anapella cycladae">
            <text:p>Anapella cyclada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2">
            <text:p>1.2</text:p>
          </table:table-cell>
          <table:table-cell office:value-type="float" office:value="0.11661903789690602">
            <text:p>0.11661903789690602</text:p>
          </table:table-cell>
          <table:table-cell office:value-type="float" office:value="0.11661903789690602">
            <text:p>0.11661903789690602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10445">
            <text:p>ANU-10445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4220.0">
            <text:p>4220.0</text:p>
          </table:table-cell>
          <table:table-cell office:value-type="float" office:value="90.0">
            <text:p>90.0</text:p>
          </table:table-cell>
          <table:table-cell office:value-type="string" office:value="Posidonia fibres">
            <text:p>Posidonia fibre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-1.0">
            <text:p>-1.0</text:p>
          </table:table-cell>
          <table:table-cell office:value-type="float" office:value="1.69">
            <text:p>1.69</text:p>
          </table:table-cell>
          <table:table-cell office:value-type="float" office:value="0.1118033988749895">
            <text:p>0.1118033988749895</text:p>
          </table:table-cell>
          <table:table-cell office:value-type="float" office:value="0.1118033988749895">
            <text:p>0.1118033988749895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10442">
            <text:p>ANU-10442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5160.0">
            <text:p>5160.0</text:p>
          </table:table-cell>
          <table:table-cell office:value-type="float" office:value="150.0">
            <text:p>150.0</text:p>
          </table:table-cell>
          <table:table-cell office:value-type="string" office:value="Anapella cycladae">
            <text:p>Anapella cyclada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2.555">
            <text:p>2.555</text:p>
          </table:table-cell>
          <table:table-cell office:value-type="float" office:value="0.1312440474840669">
            <text:p>0.1312440474840669</text:p>
          </table:table-cell>
          <table:table-cell office:value-type="float" office:value="0.1312440474840669">
            <text:p>0.1312440474840669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10440">
            <text:p>ANU-10440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6710.0">
            <text:p>6710.0</text:p>
          </table:table-cell>
          <table:table-cell office:value-type="float" office:value="230.0">
            <text:p>230.0</text:p>
          </table:table-cell>
          <table:table-cell office:value-type="string" office:value="samphire rootlet">
            <text:p>samphire rootlet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2">
            <text:p>-0.42</text:p>
          </table:table-cell>
          <table:table-cell office:value-type="float" office:value="0.20615528128088306">
            <text:p>0.20615528128088306</text:p>
          </table:table-cell>
          <table:table-cell office:value-type="float" office:value="0.20615528128088306">
            <text:p>0.20615528128088306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10439">
            <text:p>ANU-10439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5850.0">
            <text:p>5850.0</text:p>
          </table:table-cell>
          <table:table-cell office:value-type="float" office:value="90.0">
            <text:p>90.0</text:p>
          </table:table-cell>
          <table:table-cell office:value-type="string" office:value="Anapella and Katelysia sp.">
            <text:p>Anapella and Katelysia sp.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6">
            <text:p>1.6</text:p>
          </table:table-cell>
          <table:table-cell office:value-type="float" office:value="0.1118033988749895">
            <text:p>0.1118033988749895</text:p>
          </table:table-cell>
          <table:table-cell office:value-type="float" office:value="0.1118033988749895">
            <text:p>0.1118033988749895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10438">
            <text:p>ANU-10438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6110.0">
            <text:p>6110.0</text:p>
          </table:table-cell>
          <table:table-cell office:value-type="float" office:value="70.0">
            <text:p>70.0</text:p>
          </table:table-cell>
          <table:table-cell office:value-type="string" office:value="Posidonia fibres">
            <text:p>Posidonia fibre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2.14">
            <text:p>2.14</text:p>
          </table:table-cell>
          <table:table-cell office:value-type="float" office:value="0.1118033988749895">
            <text:p>0.1118033988749895</text:p>
          </table:table-cell>
          <table:table-cell office:value-type="float" office:value="0.1118033988749895">
            <text:p>0.1118033988749895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10437">
            <text:p>ANU-10437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4510.0">
            <text:p>4510.0</text:p>
          </table:table-cell>
          <table:table-cell office:value-type="float" office:value="90.0">
            <text:p>90.0</text:p>
          </table:table-cell>
          <table:table-cell office:value-type="string" office:value="Tellina deltoidalis">
            <text:p>Tellina deltoidalis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34">
            <text:p>1.34</text:p>
          </table:table-cell>
          <table:table-cell office:value-type="float" office:value="0.1044030650891055">
            <text:p>0.1044030650891055</text:p>
          </table:table-cell>
          <table:table-cell office:value-type="float" office:value="0.1044030650891055">
            <text:p>0.1044030650891055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10433">
            <text:p>ANU-10433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2140.0">
            <text:p>2140.0</text:p>
          </table:table-cell>
          <table:table-cell office:value-type="float" office:value="60.0">
            <text:p>60.0</text:p>
          </table:table-cell>
          <table:table-cell office:value-type="string" office:value="Anapella and Katelysia sp.">
            <text:p>Anapella and Katelysia sp.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1.49">
            <text:p>1.49</text:p>
          </table:table-cell>
          <table:table-cell office:value-type="float" office:value="0.1004987562112089">
            <text:p>0.1004987562112089</text:p>
          </table:table-cell>
          <table:table-cell office:value-type="float" office:value="0.1004987562112089">
            <text:p>0.1004987562112089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10147">
            <text:p>ANU-10147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2650.0">
            <text:p>2650.0</text:p>
          </table:table-cell>
          <table:table-cell office:value-type="float" office:value="70.0">
            <text:p>70.0</text:p>
          </table:table-cell>
          <table:table-cell office:value-type="string" office:value="Mangrove remains">
            <text:p>Mangrove remains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755">
            <text:p>0.755</text:p>
          </table:table-cell>
          <table:table-cell office:value-type="float" office:value="0.10307764064044153">
            <text:p>0.10307764064044153</text:p>
          </table:table-cell>
          <table:table-cell office:value-type="float" office:value="0.10307764064044153">
            <text:p>0.10307764064044153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10146">
            <text:p>ANU-10146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2340.0">
            <text:p>2340.0</text:p>
          </table:table-cell>
          <table:table-cell office:value-type="float" office:value="70.0">
            <text:p>70.0</text:p>
          </table:table-cell>
          <table:table-cell office:value-type="string" office:value="Organic fragments">
            <text:p>Organic fragments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135">
            <text:p>1.135</text:p>
          </table:table-cell>
          <table:table-cell office:value-type="float" office:value="0.10965856099730655">
            <text:p>0.10965856099730655</text:p>
          </table:table-cell>
          <table:table-cell office:value-type="float" office:value="0.10965856099730655">
            <text:p>0.10965856099730655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ANU-10443">
            <text:p>ANU-10443</text:p>
          </table:table-cell>
          <table:table-cell office:value-type="float" office:value="-33.14">
            <text:p>-33.14</text:p>
          </table:table-cell>
          <table:table-cell office:value-type="float" office:value="138.0">
            <text:p>138.0</text:p>
          </table:table-cell>
          <table:table-cell office:value-type="float" office:value="1600.0">
            <text:p>1600.0</text:p>
          </table:table-cell>
          <table:table-cell office:value-type="float" office:value="60.0">
            <text:p>60.0</text:p>
          </table:table-cell>
          <table:table-cell office:value-type="string" office:value="Anapella cycladae">
            <text:p>Anapella cycladae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88">
            <text:p>0.88</text:p>
          </table:table-cell>
          <table:table-cell office:value-type="float" office:value="0.1118033988749895">
            <text:p>0.1118033988749895</text:p>
          </table:table-cell>
          <table:table-cell office:value-type="float" office:value="0.1118033988749895">
            <text:p>0.1118033988749895</text:p>
          </table:table-cell>
          <table:table-cell office:value-type="string" office:value="HarveyEtal1999,BelperioEtal2002,LewisEtal2013">
            <text:p>HarveyEtal1999,BelperioEtal2002,LewisEtal2013</text:p>
          </table:table-cell>
        </table:table-row>
        <table:table-row>
          <table:table-cell office:value-type="string" office:value="Redcliff">
            <text:p>Redcliff</text:p>
          </table:table-cell>
          <table:table-cell office:value-type="string" office:value="radiocarbon">
            <text:p>radiocarbon</text:p>
          </table:table-cell>
          <table:table-cell office:value-type="string" office:value="Beta-2368">
            <text:p>Beta-2368</text:p>
          </table:table-cell>
          <table:table-cell office:value-type="float" office:value="-32.692">
            <text:p>-32.692</text:p>
          </table:table-cell>
          <table:table-cell office:value-type="float" office:value="137.851">
            <text:p>137.851</text:p>
          </table:table-cell>
          <table:table-cell office:value-type="float" office:value="3085.1492227402455">
            <text:p>3085.1492227402455</text:p>
          </table:table-cell>
          <table:table-cell office:value-type="float" office:value="68.0">
            <text:p>68.0</text:p>
          </table:table-cell>
          <table:table-cell office:value-type="string" office:value="Shell hash">
            <text:p>Shell hash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0.715">
            <text:p>0.715</text:p>
          </table:table-cell>
          <table:table-cell office:value-type="float" office:value="0.2371181140275875">
            <text:p>0.2371181140275875</text:p>
          </table:table-cell>
          <table:table-cell office:value-type="float" office:value="0.2371181140275875">
            <text:p>0.2371181140275875</text:p>
          </table:table-cell>
          <table:table-cell office:value-type="string" office:value="BelperioEtal1984,BelperioEtal2002,LewisEtal2013">
            <text:p>BelperioEtal1984,BelperioEtal2002,LewisEtal20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